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haseListenerManager.isListenerForThisPhase( PhaseListener phaseListener , PhaseId phas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haseListenerManager.PhaseListenerManager( Lifecycle lifecycle , FacesContext facesContext , PhaseListener [ ] phaseListe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haseListenerManager.informPhaseListenersBefore( PhaseId phase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haseListenerManager.informPhaseListenersAfter( PhaseId phase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